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00" style:font-name="Abyssinica SIL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000000" style:font-name="Abyssinica SIL" fo:font-size="15pt" fo:font-weight="bold" officeooo:paragraph-rsid="000e1d78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000000" style:font-name="Abyssinica SIL" fo:font-size="15pt" fo:font-weight="bold" officeooo:paragraph-rsid="000ff2ea" style:font-size-asian="15pt" style:font-weight-asian="bold" style:font-size-complex="15pt" style:font-weight-complex="bold"/>
    </style:style>
    <style:style style:name="P5" style:family="paragraph" style:parent-style-name="Standard">
      <style:text-properties fo:color="#000000" style:font-name="Abyssinica SIL" fo:font-size="15pt" fo:font-weight="bold" officeooo:paragraph-rsid="00107e9b" style:font-size-asian="15pt" style:font-weight-asian="bold" style:font-size-complex="15pt" style:font-weight-complex="bold"/>
    </style:style>
    <style:style style:name="P6" style:family="paragraph" style:parent-style-name="Standard">
      <style:text-properties fo:color="#000000" style:font-name="Abyssinica SIL" fo:font-size="15pt" fo:font-weight="bold" officeooo:paragraph-rsid="00127ce3" style:font-size-asian="15pt" style:font-weight-asian="bold" style:font-size-complex="15pt" style:font-weight-complex="bold"/>
    </style:style>
    <style:style style:name="T1" style:family="text">
      <style:text-properties officeooo:rsid="000c6ead"/>
    </style:style>
    <style:style style:name="T2" style:family="text">
      <style:text-properties fo:color="#c9211e" officeooo:rsid="000c6ead"/>
    </style:style>
    <style:style style:name="T3" style:family="text">
      <style:text-properties fo:color="#c9211e" officeooo:rsid="000e1d78"/>
    </style:style>
    <style:style style:name="T4" style:family="text">
      <style:text-properties fo:color="#c9211e" officeooo:rsid="000e4cdd"/>
    </style:style>
    <style:style style:name="T5" style:family="text">
      <style:text-properties fo:color="#c9211e" officeooo:rsid="000ff2ea"/>
    </style:style>
    <style:style style:name="T6" style:family="text">
      <style:text-properties fo:color="#c9211e" officeooo:rsid="00107e9b"/>
    </style:style>
    <style:style style:name="T7" style:family="text">
      <style:text-properties fo:color="#c9211e" officeooo:rsid="00127ce3"/>
    </style:style>
    <style:style style:name="T8" style:family="text">
      <style:text-properties officeooo:rsid="000e1d78"/>
    </style:style>
    <style:style style:name="T9" style:family="text">
      <style:text-properties fo:color="#ff0000" officeooo:rsid="000e1d78"/>
    </style:style>
    <style:style style:name="T10" style:family="text">
      <style:text-properties fo:color="#bf0041" officeooo:rsid="000e1d78"/>
    </style:style>
    <style:style style:name="T11" style:family="text">
      <style:text-properties officeooo:rsid="000e4cdd"/>
    </style:style>
    <style:style style:name="T12" style:family="text">
      <style:text-properties officeooo:rsid="00127c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numpy as np</text:p>
      <text:p text:style-name="P1"/>
      <text:p text:style-name="P1">a = np.array([1,2,3])</text:p>
      <text:p text:style-name="P1">print(a)</text:p>
      <text:p text:style-name="P1"/>
      <text:p text:style-name="P1">b = np.array([(1,2,3) , (4,5,6)])</text:p>
      <text:p text:style-name="P1">print(b)</text:p>
      <text:p text:style-name="P1"/>
      <text:p text:style-name="P1">c = np.array([(1,2,3,4,5,6,7,8) , (9,10,11,12,13,14,15,16)])</text:p>
      <text:p text:style-name="P1">print(c)</text:p>
      <text:p text:style-name="P1">print(c[0,4]) <text:s text:c="2"/><text:span text:style-name="T2">(first row fourth element)</text:span></text:p>
      <text:p text:style-name="P1"><text:span text:style-name="T2"/></text:p>
      <text:p text:style-name="P2"><text:span text:style-name="T1">a = np.array([1,2,3,4,5,6,7,8,9,10])</text:span></text:p>
      <text:p text:style-name="P2"><text:span text:style-name="T1">print(a[3:7]) <text:s/></text:span><text:span text:style-name="T3">(slicing 3-7 range)</text:span></text:p>
      <text:p text:style-name="P2"><text:span text:style-name="T3"/></text:p>
      <text:p text:style-name="P2"><text:span text:style-name="T8">a = np.array([1,2,3,4,5,6,7,8,9,10])</text:span></text:p>
      <text:p text:style-name="P3"><text:span text:style-name="T8">print(a[3:7:2]) </text:span><text:span text:style-name="T3">(slicing 3-7 range 2jump)</text:span></text:p>
      <text:p text:style-name="P3"><text:span text:style-name="T3"/></text:p>
      <text:p text:style-name="P3"><text:span text:style-name="T8">b = np.array([[1,2,3,4],[5,6,7,8]])</text:span></text:p>
      <text:p text:style-name="P3"><text:span text:style-name="T8">#print(b)</text:span></text:p>
      <text:p text:style-name="P3"><text:span text:style-name="T8">print(b[1][2]) </text:span><text:span text:style-name="T4">(row,index)</text:span></text:p>
      <text:p text:style-name="P3"><text:span text:style-name="T4"/></text:p>
      <text:p text:style-name="P3"><text:span text:style-name="T11">b[1,1:5]</text:span></text:p>
      <text:p text:style-name="P3"/>
      <text:p text:style-name="P3">arr = np.arange(1,50)</text:p>
      <text:p text:style-name="P4">print(arr) <text:s/><text:span text:style-name="T4">(</text:span><text:span text:style-name="T5">1-50 range print</text:span><text:span text:style-name="T4">)</text:span></text:p>
      <text:p text:style-name="P2"/>
      <text:p text:style-name="P2">arr = np.arange(1,50)</text:p>
      <text:p text:style-name="P5">print(arr[0:50:2]) <text:s/><text:span text:style-name="T4">(</text:span><text:span text:style-name="T5">1-50 range print </text:span><text:span text:style-name="T6">2jump</text:span><text:span text:style-name="T4">)</text:span></text:p>
      <text:p text:style-name="P2"/>
      <text:p text:style-name="P2">arr = np.arange(0,100)</text:p>
      <text:p text:style-name="P6">print(arr[0:99:7]) <text:s/><text:span text:style-name="T12">(</text:span><text:span text:style-name="T5">1-50 range print </text:span><text:span text:style-name="T7">7</text:span><text:span text:style-name="T6">jump</text:span><text:span text:style-name="T4">)</text:span></text:p>
      <text:p text:style-name="P6"><text:span text:style-name="T4"/></text:p>
      <text:p text:style-name="P6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1T10:33:19.367501439</meta:creation-date>
    <dc:date>2024-01-11T11:26:02.593607362</dc:date>
    <meta:editing-duration>PT22M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70" meta:character-count="605" meta:non-whitespace-character-count="551"/>
  </office:meta>
</office:document-meta>
</file>